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65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4.0799in"/>
    </style:style>
    <style:style style:name="co5" style:family="table-column">
      <style:table-column-properties fo:break-before="auto" style:column-width="4.1209in"/>
    </style:style>
    <style:style style:name="co6" style:family="table-column">
      <style:table-column-properties fo:break-before="auto" style:column-width="4.637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3146in" fo:break-before="auto" style:use-optimal-row-height="false"/>
    </style:style>
    <style:style style:name="ro3" style:family="table-row">
      <style:table-row-properties style:row-height="0.425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color="#000000" style:font-name="HelveticaNeue" fo:font-size="11pt" fo:language="en" fo:country="US" style:font-name-asian="HelveticaNeue" style:font-size-asian="11pt" style:language-asian="en" style:country-asian="US" style:font-name-complex="HelveticaNeue" style:font-size-complex="6.25pt" style:language-complex="en" style:country-complex="US"/>
    </style:style>
    <style:style style:name="ce3" style:family="table-cell" style:parent-style-name="Default">
      <style:text-properties fo:color="#000000" style:text-outline="false" style:text-line-through-style="none" style:font-name="Helvetica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Helvetica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1pt" style:language-asian="en" style:country-asian="US" style:font-style-asian="normal" style:font-weight-asian="normal" style:font-name-complex="HelveticaNeue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position="0% 100%" style:font-name="HelveticaNeue" fo:font-size="11pt" style:text-underline-style="none" style:font-name-asian="HelveticaNeue" style:font-size-asian="11pt" style:font-name-complex="HelveticaNeue" style:font-size-complex="6.30000019073486pt"/>
    </style:style>
    <style:style style:name="T2" style:family="text">
      <style:text-properties style:font-name="F" fo:font-size="12p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Fichier JS</text:p>
          </table:table-cell>
          <table:table-cell office:value-type="string">
            <text:p>Lignes de code <text:span text:style-name="T1">testées</text:span></text:p>
          </table:table-cell>
          <table:table-cell office:value-type="string">
            <text:p>Fonction/Api/Boucles <text:span text:style-name="T1">testées</text:span></text:p>
          </table:table-cell>
          <table:table-cell table:style-name="ce2" office:value-type="string">
            <text:p><text:span text:style-name="T1">Résultat attendu</text:span></text:p>
          </table:table-cell>
          <table:table-cell table:style-name="ce3" office:value-type="string">
            <text:p>Comment vérifier le résultat attendu</text:p>
          </table:table-cell>
          <table:table-cell table:style-name="ce2" office:value-type="string">
            <text:p><text:span text:style-name="T1">Problème possible</text:span>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>
            <text:p>api.js</text:p>
          </table:table-cell>
          <table:table-cell table:style-name="ce1" office:value-type="string">
            <text:p><text:span text:style-name="T2">[20 –</text:span><text:span text:style-name="T1"> </text:span><text:span text:style-name="T2">27]</text:span></text:p>
          </table:table-cell>
          <table:table-cell office:value-type="string">
            <text:p>Fetch.then</text:p>
          </table:table-cell>
          <table:table-cell table:style-name="ce2" office:value-type="string">
            <text:p><text:span text:style-name="T1">Doit récupérer toutes les données « teddies » contenues dans l’API.</text:span></text:p>
          </table:table-cell>
          <table:table-cell table:style-name="ce3" office:value-type="string">
            <text:p>Avec un console.log, on doit les retrouver dans la console.</text:p>
          </table:table-cell>
          <table:table-cell table:style-name="ce4" office:value-type="string">
            <text:p><text:span text:style-name="T1">La console pourrait ne rien renvoyer si aucun réponse n’a été reçue et afficher le message d’erreur grâce au catch du Fetch</text:span>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/>
          <table:table-cell office:value-type="string">
            <text:p>selection.js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06/23/2021</text:date>, <text:time>15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y Sebbah</meta:initial-creator>
    <meta:creation-date>2021-06-23T10:18:20</meta:creation-date>
    <dc:date>2021-06-23T15:45:10</dc:date>
    <dc:creator>Davy Sebbah</dc:creator>
    <meta:editing-duration>PT5H26M51S</meta:editing-duration>
    <meta:editing-cycles>3</meta:editing-cycles>
    <meta:generator>OpenOffice/4.1.9$Unix OpenOffice.org_project/419m1$Build-9805</meta:generator>
    <meta:document-statistic meta:table-count="3" meta:cell-count="13" meta:object-count="0"/>
  </office:meta>
</office:document-meta>
</file>